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617D372BF560F9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Standard">
      <style:text-properties officeooo:paragraph-rsid="00252d96"/>
    </style:style>
    <style:style style:name="P6" style:family="paragraph" style:parent-style-name="Standard">
      <style:text-properties officeooo:rsid="001cb4cb" officeooo:paragraph-rsid="001cb4cb"/>
    </style:style>
    <style:style style:name="P7" style:family="paragraph" style:parent-style-name="Standard">
      <style:text-properties officeooo:rsid="0025b1f7" officeooo:paragraph-rsid="0025b1f7"/>
    </style:style>
    <style:style style:name="P8" style:family="paragraph" style:parent-style-name="Standard">
      <style:text-properties officeooo:paragraph-rsid="0026dcaf"/>
    </style:style>
    <style:style style:name="P9" style:family="paragraph" style:parent-style-name="Standard">
      <style:text-properties officeooo:rsid="002e3163" officeooo:paragraph-rsid="00318b8e"/>
    </style:style>
    <style:style style:name="P10" style:family="paragraph" style:parent-style-name="Standard">
      <style:text-properties officeooo:rsid="002fa535" officeooo:paragraph-rsid="002fa535"/>
    </style:style>
    <style:style style:name="P11" style:family="paragraph" style:parent-style-name="Standard">
      <style:text-properties officeooo:rsid="0038019a" officeooo:paragraph-rsid="0038019a"/>
    </style:style>
    <style:style style:name="P12" style:family="paragraph" style:parent-style-name="Standard">
      <style:text-properties officeooo:rsid="0038ea01" officeooo:paragraph-rsid="0038ea01"/>
    </style:style>
    <style:style style:name="P13" style:family="paragraph" style:parent-style-name="Standard">
      <style:text-properties officeooo:paragraph-rsid="001cb4cb"/>
    </style:style>
    <style:style style:name="P14" style:family="paragraph" style:parent-style-name="Standard">
      <style:text-properties officeooo:rsid="0026dcaf" officeooo:paragraph-rsid="0026dcaf"/>
    </style:style>
    <style:style style:name="P15" style:family="paragraph" style:parent-style-name="Standard">
      <style:text-properties officeooo:rsid="0026dcaf" officeooo:paragraph-rsid="002c7b88"/>
    </style:style>
    <style:style style:name="P16" style:family="paragraph" style:parent-style-name="Standard">
      <style:text-properties officeooo:rsid="002958e9" officeooo:paragraph-rsid="002958e9"/>
    </style:style>
    <style:style style:name="P17" style:family="paragraph" style:parent-style-name="Standard">
      <style:text-properties officeooo:rsid="00318b8e" officeooo:paragraph-rsid="00318b8e"/>
    </style:style>
    <style:style style:name="P18" style:family="paragraph" style:parent-style-name="Standard">
      <style:text-properties officeooo:rsid="00318b8e" officeooo:paragraph-rsid="003629c4"/>
    </style:style>
    <style:style style:name="P19" style:family="paragraph" style:parent-style-name="Standard">
      <style:text-properties officeooo:rsid="002c7b88" officeooo:paragraph-rsid="002c7b88"/>
    </style:style>
    <style:style style:name="P20" style:family="paragraph" style:parent-style-name="Standard">
      <style:text-properties officeooo:paragraph-rsid="0039ed19"/>
    </style:style>
    <style:style style:name="P2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4">
      <style:paragraph-properties>
        <style:tab-stops>
          <style:tab-stop style:position="17.59cm" style:type="right" style:leader-style="dotted" style:leader-text="."/>
        </style:tab-stops>
      </style:paragraph-properties>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3">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59cm" style:type="right" style:leader-style="dotted" style:leader-text="."/>
        </style:tab-stops>
      </style:paragraph-properties>
    </style:style>
    <style:style style:name="P27"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3a5716"/>
    </style:style>
    <style:style style:name="P28" style:family="paragraph" style:parent-style-name="Footer">
      <style:paragraph-properties>
        <style:tab-stops>
          <style:tab-stop style:position="7.62cm" style:type="center"/>
          <style:tab-stop style:position="16.51cm" style:type="right"/>
        </style:tab-stops>
      </style:paragraph-properties>
    </style:style>
    <style:style style:name="P29"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3a5716"/>
    </style:style>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1">
      <style:text-properties officeooo:rsid="001cb4cb" officeooo:paragraph-rsid="001cb4cb"/>
    </style:style>
    <style:style style:name="P33" style:family="paragraph" style:parent-style-name="Heading_20_1" style:master-page-name="First_20_Page">
      <style:paragraph-properties style:page-number="auto"/>
    </style:style>
    <style:style style:name="P34" style:family="paragraph" style:parent-style-name="Heading_20_2">
      <style:text-properties officeooo:paragraph-rsid="0026dcaf"/>
    </style:style>
    <style:style style:name="P35" style:family="paragraph" style:parent-style-name="Heading_20_3">
      <style:text-properties officeooo:rsid="0026dcaf" officeooo:paragraph-rsid="0026dcaf"/>
    </style:style>
    <style:style style:name="P36" style:family="paragraph" style:parent-style-name="Heading_20_3">
      <style:text-properties officeooo:rsid="0039ed19" officeooo:paragraph-rsid="0039ed19"/>
    </style:style>
    <style:style style:name="P37" style:family="paragraph" style:parent-style-name="Standard">
      <style:text-properties officeooo:rsid="001cb4cb" officeooo:paragraph-rsid="001cb4cb"/>
    </style:style>
    <style:style style:name="P38" style:family="paragraph" style:parent-style-name="Standard" style:list-style-name="L1"/>
    <style:style style:name="P39" style:family="paragraph" style:parent-style-name="Standard" style:list-style-name="L2">
      <style:text-properties officeooo:paragraph-rsid="0025b1f7"/>
    </style:style>
    <style:style style:name="P40" style:family="paragraph" style:parent-style-name="Standard" style:list-style-name="L2">
      <style:text-properties officeooo:rsid="0025b1f7" officeooo:paragraph-rsid="0025b1f7"/>
    </style:style>
    <style:style style:name="P41" style:family="paragraph" style:parent-style-name="Standard">
      <style:text-properties officeooo:rsid="0025b1f7" officeooo:paragraph-rsid="0025b1f7"/>
    </style:style>
    <style:style style:name="P42" style:family="paragraph" style:parent-style-name="Standard" style:list-style-name="L3">
      <style:text-properties officeooo:paragraph-rsid="0026dcaf"/>
    </style:style>
    <style:style style:name="P43" style:family="paragraph" style:parent-style-name="Standard" style:list-style-name="L4">
      <style:text-properties officeooo:paragraph-rsid="0026dcaf"/>
    </style:style>
    <style:style style:name="P44" style:family="paragraph" style:parent-style-name="Standard" style:list-style-name="L4">
      <style:text-properties officeooo:rsid="0026dcaf" officeooo:paragraph-rsid="0026dcaf"/>
    </style:style>
    <style:style style:name="P45" style:family="paragraph" style:parent-style-name="Standard" style:list-style-name="L5">
      <style:text-properties officeooo:rsid="0026dcaf" officeooo:paragraph-rsid="0026dcaf"/>
    </style:style>
    <style:style style:name="P46" style:family="paragraph" style:parent-style-name="Standard">
      <style:text-properties officeooo:paragraph-rsid="00252d96"/>
    </style:style>
    <style:style style:name="P47" style:family="paragraph" style:parent-style-name="Standard">
      <style:text-properties officeooo:paragraph-rsid="0026dcaf"/>
    </style:style>
    <style:style style:name="P48" style:family="paragraph" style:parent-style-name="Standard">
      <style:text-properties officeooo:rsid="002e3163" officeooo:paragraph-rsid="00318b8e"/>
    </style:style>
    <style:style style:name="P49" style:family="paragraph" style:parent-style-name="Standard">
      <style:text-properties officeooo:rsid="002fa535" officeooo:paragraph-rsid="002fa535"/>
    </style:style>
    <style:style style:name="P50" style:family="paragraph" style:parent-style-name="Standard">
      <style:text-properties officeooo:paragraph-rsid="0038019a"/>
    </style:style>
    <style:style style:name="P51" style:family="paragraph" style:parent-style-name="Standard">
      <style:text-properties officeooo:rsid="0038019a" officeooo:paragraph-rsid="0038019a"/>
    </style:style>
    <style:style style:name="P52" style:family="paragraph" style:parent-style-name="Standard">
      <style:text-properties officeooo:rsid="0038ea01" officeooo:paragraph-rsid="0038ea01"/>
    </style:style>
    <style:style style:name="P53" style:family="paragraph">
      <style:paragraph-properties style:writing-mode="lr-tb"/>
    </style:style>
    <style:style style:name="P54"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2091d6" style:font-size-asian="8pt" style:font-size-complex="8pt"/>
    </style:style>
    <style:style style:name="T5" style:family="text">
      <style:text-properties officeooo:rsid="001ad35f"/>
    </style:style>
    <style:style style:name="T6" style:family="text">
      <style:text-properties fo:font-size="9pt" style:font-size-asian="9pt"/>
    </style:style>
    <style:style style:name="T7" style:family="text">
      <style:text-properties officeooo:rsid="00252d96"/>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252d9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3" style:family="text">
      <style:text-properties officeooo:rsid="001cb4cb"/>
    </style:style>
    <style:style style:name="T14" style:family="text">
      <style:text-properties fo:font-weight="bold" style:font-weight-asian="bold" style:font-weight-complex="bold"/>
    </style:style>
    <style:style style:name="T15" style:family="text">
      <style:text-properties fo:font-weight="bold" officeooo:rsid="001cb4cb"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cb4cb" style:font-weight-asian="normal" style:font-weight-complex="normal"/>
    </style:style>
    <style:style style:name="T18" style:family="text">
      <style:text-properties fo:font-weight="normal" officeooo:rsid="001eac4b" style:font-weight-asian="normal" style:font-weight-complex="normal"/>
    </style:style>
    <style:style style:name="T19" style:family="text">
      <style:text-properties officeooo:rsid="0025b1f7"/>
    </style:style>
    <style:style style:name="T20" style:family="text">
      <style:text-properties officeooo:rsid="002958e9"/>
    </style:style>
    <style:style style:name="T21" style:family="text">
      <style:text-properties officeooo:rsid="002a4cc9"/>
    </style:style>
    <style:style style:name="T22" style:family="text">
      <style:text-properties officeooo:rsid="002f39e7"/>
    </style:style>
    <style:style style:name="T23" style:family="text">
      <style:text-properties officeooo:rsid="00318b8e"/>
    </style:style>
    <style:style style:name="T24" style:family="text">
      <style:text-properties officeooo:rsid="0032751b"/>
    </style:style>
    <style:style style:name="T25" style:family="text">
      <style:text-properties officeooo:rsid="0038019a"/>
    </style:style>
    <style:style style:name="T26" style:family="text">
      <style:text-properties officeooo:rsid="0038ea01"/>
    </style:style>
    <style:style style:name="T27" style:family="text">
      <style:text-properties officeooo:rsid="00391e3b"/>
    </style:style>
    <style:style style:name="T28" style:family="text">
      <style:text-properties fo:background-color="#ffff00" loext:char-shading-value="0"/>
    </style:style>
    <style:style style:name="T2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321451728" text:id="ct105553321451728">
          <text:insertion>
            <office:change-info>
              <dc:creator>Bob Jacobsen</dc:creator>
              <dc:date>2012-11-15T01:15:00</dc:date>
            </office:change-info>
          </text:insertion>
        </text:changed-region>
        <text:changed-region xml:id="ct105553321447888" text:id="ct105553321447888">
          <text:insertion>
            <office:change-info>
              <dc:creator>Stuart Baker</dc:creator>
              <dc:date>2015-02-03T21:51:00</dc:date>
            </office:change-info>
          </text:insertion>
        </text:changed-region>
        <text:changed-region xml:id="ct105553321443808" text:id="ct105553321443808">
          <text:insertion>
            <office:change-info>
              <dc:creator>Stuart Baker</dc:creator>
              <dc:date>2015-02-03T21:52:00</dc:date>
            </office:change-info>
          </text:insertion>
        </text:changed-region>
        <text:changed-region xml:id="ct105553321457728" text:id="ct105553321457728">
          <text:insertion>
            <office:change-info>
              <dc:creator>Stuart Baker</dc:creator>
              <dc:date>2015-02-03T21:53:00</dc:date>
            </office:change-info>
          </text:insertion>
        </text:changed-region>
        <text:changed-region xml:id="ct105553321451968" text:id="ct105553321451968">
          <text:insertion>
            <office:change-info>
              <dc:creator>Stuart Baker</dc:creator>
              <dc:date>2015-02-03T21:54:00</dc:date>
            </office:change-info>
          </text:insertion>
        </text:changed-region>
        <text:changed-region xml:id="ct105553321458448" text:id="ct105553321458448">
          <text:deletion>
            <office:change-info>
              <dc:creator>Stuart Baker</dc:creator>
              <dc:date>2015-02-03T21:58:00</dc:date>
            </office:change-info>
            <text:p text:style-name="P5">One or more Working Notes form the basic for the next step, which is one or more Standard/TechNote pairs.</text:p>
            <text:p text:style-name="P5">Status of this Working Note: It's had info from various threads and HTML docs dumped into it, but it hasn't yet been organized at all (as of Oct 18, 2013).<text:span text:style-name="T7">Working Note is an intermediate step in </text:span><text:span text:style-name="T9">the</text:span><text:span text:style-name="T7"> documentation process. <text:s/>It gathers together the content from various informal development </text:span><text:span text:style-name="T9">documents</text:span><text:span text:style-name="T7">, discussions, etc into a single place. <text:s/>A </text:span></text:p>
          </text:deletion>
        </text:changed-region>
        <text:changed-region xml:id="ct105553321451008" text:id="ct105553321451008">
          <text:insertion>
            <office:change-info>
              <dc:creator>Stuart Baker</dc:creator>
              <dc:date>2015-02-03T22:00:00</dc:date>
            </office:change-info>
          </text:insertion>
        </text:changed-region>
        <text:changed-region xml:id="ct105553321444528" text:id="ct105553321444528">
          <text:deletion>
            <office:change-info>
              <dc:creator>Stuart Baker</dc:creator>
              <dc:date>2015-02-03T22:01:00</dc:date>
            </office:change-info>
            <text:p text:style-name="P5">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5">We assume that routes don't change dynamically in ways that effect e.g. buffer allocation.</text:p>
            <text:h text:style-name="Heading_20_2" text:outline-level="2" text:is-list-header="true">Served Use Cases</text:h>
            <text:h text:style-name="Heading_20_2" text:outline-level="2">Unserved Use Cases</text:h>
            <text:p text:style-name="P5"/>
          </text:deletion>
        </text:changed-region>
        <text:changed-region xml:id="ct105553321447168" text:id="ct105553321447168">
          <text:insertion>
            <office:change-info>
              <dc:creator>Bob Jacobsen</dc:creator>
              <dc:date>2012-11-15T01:17:00</dc:date>
            </office:change-info>
          </text:insertion>
        </text:changed-region>
        <text:changed-region xml:id="ct105553321452688" text:id="ct105553321452688">
          <text:deletion>
            <office:change-info>
              <dc:creator>Balazs Racz</dc:creator>
              <dc:date>2014-12-23T18:22:00</dc:date>
            </office:change-info>
            <text:h text:style-name="P32" text:outline-level="1">Specified Sections</text:h>
          </text:deletion>
        </text:changed-region>
        <text:changed-region xml:id="ct105553321458928" text:id="ct105553321458928">
          <text:deletion>
            <office:change-info>
              <dc:creator>Bob Jacobsen</dc:creator>
              <dc:date>2012-11-15T01:17:00</dc:date>
            </office:change-info>
            <text:h text:style-name="P32" text:outline-level="1">Annotations to the Standard</text:h>
          </text:deletion>
        </text:changed-region>
        <text:changed-region xml:id="ct105553321459168" text:id="ct105553321459168">
          <text:insertion>
            <office:change-info>
              <dc:creator>Balazs Racz</dc:creator>
              <dc:date>2014-12-23T18:22:00</dc:date>
            </office:change-info>
          </text:insertion>
        </text:changed-region>
        <text:changed-region xml:id="ct105553321453648" text:id="ct105553321453648">
          <text:insertion>
            <office:change-info>
              <dc:creator>Bob Jacobsen</dc:creator>
              <dc:date>2012-11-15T01:17:00</dc:date>
            </office:change-info>
          </text:insertion>
        </text:changed-region>
        <text:changed-region xml:id="ct105553321454608" text:id="ct105553321454608">
          <text:insertion>
            <office:change-info>
              <dc:creator>Balazs Racz</dc:creator>
              <dc:date>2014-12-23T18:22:00</dc:date>
            </office:change-info>
          </text:insertion>
        </text:changed-region>
        <text:changed-region xml:id="ct105553321451248" text:id="ct105553321451248">
          <text:deletion>
            <office:change-info>
              <dc:creator>Balazs Racz</dc:creator>
              <dc:date>2014-12-23T18:22:00</dc:date>
            </office:change-info>
            <text:p text:style-name="P6">This is the usual section organization for a Technical Note, to accumulate the Standard and Technical Note content in its eventual order.</text:p>
          </text:deletion>
        </text:changed-region>
        <text:changed-region xml:id="ct105553321450048" text:id="ct105553321450048">
          <text:deletion>
            <office:change-info>
              <dc:creator>Stuart Baker</dc:creator>
              <dc:date>2015-02-03T22:49:00</dc:date>
            </office:change-info>
            <text:p text:style-name="Standard">Note that this section of the Standard is informative, not normative.</text:p>
          </text:deletion>
        </text:changed-region>
        <text:changed-region xml:id="ct105553321451488" text:id="ct105553321451488">
          <text:deletion>
            <office:change-info>
              <dc:creator>Stuart Baker</dc:creator>
              <dc:date>2015-02-03T22:50:00</dc:date>
            </office:change-info>
            <text:p text:style-name="P7">Note that this section of the Standard is informative, not normative.</text:p>
          </text:deletion>
        </text:changed-region>
        <text:changed-region xml:id="ct105553321450768" text:id="ct105553321450768">
          <text:insertion>
            <office:change-info>
              <dc:creator>Stuart Baker</dc:creator>
              <dc:date>2015-02-03T22:50:00</dc:date>
            </office:change-info>
          </text:insertion>
        </text:changed-region>
        <text:changed-region xml:id="ct105553321446688" text:id="ct105553321446688">
          <text:insertion>
            <office:change-info>
              <dc:creator>Stuart Baker</dc:creator>
              <dc:date>2015-02-03T22:51:00</dc:date>
            </office:change-info>
          </text:insertion>
        </text:changed-region>
        <text:changed-region xml:id="ct105553321444288" text:id="ct105553321444288">
          <text:insertion>
            <office:change-info>
              <dc:creator>Stuart Baker</dc:creator>
              <dc:date>2015-02-03T22:53:00</dc:date>
            </office:change-info>
          </text:insertion>
        </text:changed-region>
        <text:changed-region xml:id="ct105553321452928" text:id="ct105553321452928">
          <text:insertion>
            <office:change-info>
              <dc:creator>Stuart Baker</dc:creator>
              <dc:date>2015-02-03T22:54:00</dc:date>
            </office:change-info>
          </text:insertion>
        </text:changed-region>
        <text:changed-region xml:id="ct105553321452448" text:id="ct105553321452448">
          <text:insertion>
            <office:change-info>
              <dc:creator>Stuart Baker</dc:creator>
              <dc:date>2015-02-03T23:00:00</dc:date>
            </office:change-info>
          </text:insertion>
        </text:changed-region>
        <text:changed-region xml:id="ct105553321443568" text:id="ct105553321443568">
          <text:insertion>
            <office:change-info>
              <dc:creator>Stuart Baker</dc:creator>
              <dc:date>2015-02-03T23:01:00</dc:date>
            </office:change-info>
          </text:insertion>
        </text:changed-region>
        <text:changed-region xml:id="ct105553321446208" text:id="ct105553321446208">
          <text:insertion>
            <office:change-info>
              <dc:creator>Balazs Racz</dc:creator>
              <dc:date>2014-12-23T18:23:00</dc:date>
            </office:change-info>
          </text:insertion>
        </text:changed-region>
        <text:changed-region xml:id="ct105553321459408" text:id="ct105553321459408">
          <text:insertion>
            <office:change-info>
              <dc:creator>Stuart Baker</dc:creator>
              <dc:date>2015-02-03T23:02:00</dc:date>
            </office:change-info>
          </text:insertion>
        </text:changed-region>
        <text:changed-region xml:id="ct105553321455328" text:id="ct105553321455328">
          <text:insertion>
            <office:change-info>
              <dc:creator>Balazs Racz</dc:creator>
              <dc:date>2014-12-23T18:23:00</dc:date>
            </office:change-info>
          </text:insertion>
        </text:changed-region>
        <text:changed-region xml:id="ct105553321448368" text:id="ct105553321448368">
          <text:deletion>
            <office:change-info>
              <dc:creator>Stuart Baker</dc:creator>
              <dc:date>2015-02-03T23:07:00</dc:date>
            </office:change-info>
            <text:h text:style-name="P34" text:outline-level="2"><text:span text:style-name="T13">Definitions</text:span></text:h>
          </text:deletion>
        </text:changed-region>
        <text:changed-region xml:id="ct105553321457488" text:id="ct105553321457488">
          <text:deletion>
            <office:change-info>
              <dc:creator>Balazs Racz</dc:creator>
              <dc:date>2014-12-23T18:23:00</dc:date>
            </office:change-info>
            <text:h text:style-name="Heading_20_2" text:outline-level="2"><text:span text:style-name="T13"><text:s/>Fusce ornare mattis justo vitae imperdiet. Cum sociis natoque penatibus et magnis dis parturient montes, nascetur ridiculus mus. Fusce ornare mattis justo vitae imperdiet. Cum sociis natoque penatibus et magnis dis parturient montes, nascetur ridiculus mus.</text:span><text:span text:style-name="T13"><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span></text:h>
            <text:p text:style-name="P8"><text:span text:style-name="T13">Lorem ipsum dolor sit amet, consectetur adipiscing elit.</text:span></text:p>
          </text:deletion>
        </text:changed-region>
        <text:changed-region xml:id="ct105553321445728" text:id="ct105553321445728">
          <text:insertion>
            <office:change-info>
              <dc:creator>Stuart Baker</dc:creator>
              <dc:date>2015-02-03T23:07:00</dc:date>
            </office:change-info>
          </text:insertion>
        </text:changed-region>
        <text:changed-region xml:id="ct105553321450288" text:id="ct105553321450288">
          <text:insertion>
            <office:change-info>
              <dc:creator>Stuart Baker</dc:creator>
              <dc:date>2015-02-03T23:08:00</dc:date>
            </office:change-info>
          </text:insertion>
        </text:changed-region>
        <text:changed-region xml:id="ct105553321456768" text:id="ct105553321456768">
          <text:insertion>
            <office:change-info>
              <dc:creator>Balazs Racz</dc:creator>
              <dc:date>2014-12-23T18:23:00</dc:date>
            </office:change-info>
          </text:insertion>
        </text:changed-region>
        <text:changed-region xml:id="ct105553321452208" text:id="ct105553321452208">
          <text:insertion>
            <office:change-info>
              <dc:creator>Balazs Racz</dc:creator>
              <dc:date>2014-12-23T18:28:00</dc:date>
            </office:change-info>
          </text:insertion>
        </text:changed-region>
        <text:changed-region xml:id="ct105553321449088" text:id="ct105553321449088">
          <text:insertion>
            <office:change-info>
              <dc:creator>Balazs Racz</dc:creator>
              <dc:date>2014-12-23T18:25:00</dc:date>
            </office:change-info>
          </text:insertion>
        </text:changed-region>
        <text:changed-region xml:id="ct105553321420400" text:id="ct105553321420400">
          <text:insertion>
            <office:change-info>
              <dc:creator>Balazs Racz</dc:creator>
              <dc:date>2014-12-23T18:26:00</dc:date>
            </office:change-info>
          </text:insertion>
        </text:changed-region>
        <text:changed-region xml:id="ct105553321420640" text:id="ct105553321420640">
          <text:insertion>
            <office:change-info>
              <dc:creator>Balazs Racz</dc:creator>
              <dc:date>2014-12-23T18:27:00</dc:date>
            </office:change-info>
          </text:insertion>
        </text:changed-region>
        <text:changed-region xml:id="ct105553321422560" text:id="ct105553321422560">
          <text:insertion>
            <office:change-info>
              <dc:creator>Balazs Racz</dc:creator>
              <dc:date>2014-12-23T18:28:00</dc:date>
            </office:change-info>
          </text:insertion>
        </text:changed-region>
        <text:changed-region xml:id="ct105553321424960" text:id="ct105553321424960">
          <text:insertion>
            <office:change-info>
              <dc:creator>Balazs Racz</dc:creator>
              <dc:date>2014-12-23T18:24:00</dc:date>
            </office:change-info>
          </text:insertion>
        </text:changed-region>
        <text:changed-region xml:id="ct105553321417040" text:id="ct105553321417040">
          <text:insertion>
            <office:change-info>
              <dc:creator>Balazs Racz</dc:creator>
              <dc:date>2014-12-23T18:28:00</dc:date>
            </office:change-info>
          </text:insertion>
        </text:changed-region>
        <text:changed-region xml:id="ct105553321425440" text:id="ct105553321425440">
          <text:insertion>
            <office:change-info>
              <dc:creator>Balazs Racz</dc:creator>
              <dc:date>2014-12-23T18:29:00</dc:date>
            </office:change-info>
          </text:insertion>
        </text:changed-region>
        <text:changed-region xml:id="ct105553321418480" text:id="ct105553321418480">
          <text:insertion>
            <office:change-info>
              <dc:creator>Balazs Racz</dc:creator>
              <dc:date>2014-12-23T18:31:00</dc:date>
            </office:change-info>
          </text:insertion>
        </text:changed-region>
        <text:changed-region xml:id="ct105553321423760" text:id="ct105553321423760">
          <text:insertion>
            <office:change-info>
              <dc:creator>Balazs Racz</dc:creator>
              <dc:date>2014-12-23T18:32:00</dc:date>
            </office:change-info>
          </text:insertion>
        </text:changed-region>
        <text:changed-region xml:id="ct105553321415600" text:id="ct105553321415600">
          <text:insertion>
            <office:change-info>
              <dc:creator>Balazs Racz</dc:creator>
              <dc:date>2014-12-23T18:34:00</dc:date>
            </office:change-info>
          </text:insertion>
        </text:changed-region>
        <text:changed-region xml:id="ct105553321418000" text:id="ct105553321418000">
          <text:insertion>
            <office:change-info>
              <dc:creator>Balazs Racz</dc:creator>
              <dc:date>2014-12-23T18:35:00</dc:date>
            </office:change-info>
          </text:insertion>
        </text:changed-region>
        <text:changed-region xml:id="ct105553321425680" text:id="ct105553321425680">
          <text:insertion>
            <office:change-info>
              <dc:creator>Balazs Racz</dc:creator>
              <dc:date>2014-12-23T18:41:00</dc:date>
            </office:change-info>
          </text:insertion>
        </text:changed-region>
        <text:changed-region xml:id="ct105553321419200" text:id="ct105553321419200">
          <text:insertion>
            <office:change-info>
              <dc:creator>Balazs Racz</dc:creator>
              <dc:date>2014-12-23T18:42:00</dc:date>
            </office:change-info>
          </text:insertion>
        </text:changed-region>
        <text:changed-region xml:id="ct105553321421840" text:id="ct105553321421840">
          <text:insertion>
            <office:change-info>
              <dc:creator>Balazs Racz</dc:creator>
              <dc:date>2014-12-23T18:45:00</dc:date>
            </office:change-info>
          </text:insertion>
        </text:changed-region>
        <text:changed-region xml:id="ct105553321419680" text:id="ct105553321419680">
          <text:insertion>
            <office:change-info>
              <dc:creator>Balazs Racz</dc:creator>
              <dc:date>2014-12-23T18:36:00</dc:date>
            </office:change-info>
          </text:insertion>
        </text:changed-region>
        <text:changed-region xml:id="ct105553321426400" text:id="ct105553321426400">
          <text:insertion>
            <office:change-info>
              <dc:creator>Balazs Racz</dc:creator>
              <dc:date>2014-12-23T18:37:00</dc:date>
            </office:change-info>
          </text:insertion>
        </text:changed-region>
        <text:changed-region xml:id="ct105553321424720" text:id="ct105553321424720">
          <text:insertion>
            <office:change-info>
              <dc:creator>Balazs Racz</dc:creator>
              <dc:date>2014-12-23T18:38:00</dc:date>
            </office:change-info>
          </text:insertion>
        </text:changed-region>
        <text:changed-region xml:id="ct105553321419440" text:id="ct105553321419440">
          <text:insertion>
            <office:change-info>
              <dc:creator>Balazs Racz</dc:creator>
              <dc:date>2014-12-23T18:39:00</dc:date>
            </office:change-info>
          </text:insertion>
        </text:changed-region>
        <text:changed-region xml:id="ct105553321426640" text:id="ct105553321426640">
          <text:insertion>
            <office:change-info>
              <dc:creator>Balazs Racz</dc:creator>
              <dc:date>2014-12-23T18:40:00</dc:date>
            </office:change-info>
          </text:insertion>
        </text:changed-region>
        <text:changed-region xml:id="ct105553321269344" text:id="ct105553321269344">
          <text:insertion>
            <office:change-info>
              <dc:creator>Balazs Racz</dc:creator>
              <dc:date>2014-12-23T18:43:00</dc:date>
            </office:change-info>
          </text:insertion>
        </text:changed-region>
        <text:changed-region xml:id="ct105553321278944" text:id="ct105553321278944">
          <text:insertion>
            <office:change-info>
              <dc:creator>Balazs Racz</dc:creator>
              <dc:date>2014-12-23T18:44:00</dc:date>
            </office:change-info>
          </text:insertion>
        </text:changed-region>
        <text:changed-region xml:id="ct105553321272944" text:id="ct105553321272944">
          <text:insertion>
            <office:change-info>
              <dc:creator>Bob Jacobsen</dc:creator>
              <dc:date>2013-03-21T09:58:00</dc:date>
            </office:change-info>
          </text:insertion>
        </text:changed-region>
        <text:changed-region xml:id="ct105553321275584" text:id="ct105553321275584">
          <text:insertion>
            <office:change-info>
              <dc:creator>Stuart Baker</dc:creator>
              <dc:date>2015-02-03T23:09:00</dc:date>
            </office:change-info>
          </text:insertion>
        </text:changed-region>
        <text:changed-region xml:id="ct105553321266944" text:id="ct105553321266944">
          <text:insertion>
            <office:change-info>
              <dc:creator>Stuart Baker</dc:creator>
              <dc:date>2015-02-03T23:10:00</dc:date>
            </office:change-info>
          </text:insertion>
        </text:changed-region>
        <text:changed-region xml:id="ct105553321278704" text:id="ct105553321278704">
          <text:insertion>
            <office:change-info>
              <dc:creator>Stuart Baker</dc:creator>
              <dc:date>2015-02-03T23:11:00</dc:date>
            </office:change-info>
          </text:insertion>
        </text:changed-region>
        <text:changed-region xml:id="ct105553321267424" text:id="ct105553321267424">
          <text:insertion>
            <office:change-info>
              <dc:creator>Stuart Baker</dc:creator>
              <dc:date>2015-02-03T23:12:00</dc:date>
            </office:change-info>
          </text:insertion>
        </text:changed-region>
        <text:changed-region xml:id="ct105553321269584" text:id="ct105553321269584">
          <text:insertion>
            <office:change-info>
              <dc:creator>Stuart Baker</dc:creator>
              <dc:date>2015-02-03T23:13:00</dc:date>
            </office:change-info>
          </text:insertion>
        </text:changed-region>
        <text:changed-region xml:id="ct105553321273904" text:id="ct105553321273904">
          <text:insertion>
            <office:change-info>
              <dc:creator>Stuart Baker</dc:creator>
              <dc:date>2015-02-03T23:14:00</dc:date>
            </office:change-info>
          </text:insertion>
        </text:changed-region>
        <text:changed-region xml:id="ct105553321273664" text:id="ct105553321273664">
          <text:insertion>
            <office:change-info>
              <dc:creator>Stuart Baker</dc:creator>
              <dc:date>2015-02-03T23:16:00</dc:date>
            </office:change-info>
          </text:insertion>
        </text:changed-region>
        <text:changed-region xml:id="ct105553321274384" text:id="ct105553321274384">
          <text:insertion>
            <office:change-info>
              <dc:creator>Stuart Baker</dc:creator>
              <dc:date>2015-02-03T23:17:00</dc:date>
            </office:change-info>
          </text:insertion>
        </text:changed-region>
        <text:changed-region xml:id="ct105553321267184" text:id="ct105553321267184">
          <text:insertion>
            <office:change-info>
              <dc:creator>Stuart Baker</dc:creator>
              <dc:date>2015-02-03T23:36:00</dc:date>
            </office:change-info>
          </text:insertion>
        </text:changed-region>
        <text:changed-region xml:id="ct105553321265504" text:id="ct105553321265504">
          <text:insertion>
            <office:change-info>
              <dc:creator>Stuart Baker</dc:creator>
              <dc:date>2015-02-03T23:37:00</dc:date>
            </office:change-info>
          </text:insertion>
        </text:changed-region>
        <text:changed-region xml:id="ct105553321271744" text:id="ct105553321271744">
          <text:insertion>
            <office:change-info>
              <dc:creator>Stuart Baker</dc:creator>
              <dc:date>2015-02-03T23:38:00</dc:date>
            </office:change-info>
          </text:insertion>
        </text:changed-region>
        <text:changed-region xml:id="ct105553321272464" text:id="ct105553321272464">
          <text:insertion>
            <office:change-info>
              <dc:creator>Stuart Baker</dc:creator>
              <dc:date>2015-02-03T23:39:00</dc:date>
            </office:change-info>
          </text:insertion>
        </text:changed-region>
        <text:changed-region xml:id="ct105553321269824" text:id="ct105553321269824">
          <text:insertion>
            <office:change-info>
              <dc:creator>Stuart Baker</dc:creator>
              <dc:date>2015-02-03T23:40:00</dc:date>
            </office:change-info>
          </text:insertion>
        </text:changed-region>
        <text:changed-region xml:id="ct105553321271024" text:id="ct105553321271024">
          <text:insertion>
            <office:change-info>
              <dc:creator>Bob Jacobsen</dc:creator>
              <dc:date>2013-03-21T09:58:00</dc:date>
            </office:change-info>
          </text:insertion>
        </text:changed-region>
        <text:changed-region xml:id="ct105553321263344" text:id="ct105553321263344">
          <text:deletion>
            <office:change-info>
              <dc:creator>Stuart Baker</dc:creator>
              <dc:date>2015-02-03T23:43:00</dc:date>
            </office:change-info>
            <text:p text:style-name="P9"/>
            <text:p text:style-name="P9"/>
            <text:p text:style-name="P9">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9">Data content:</text:p>
          </text:deletion>
        </text:changed-region>
        <text:changed-region xml:id="ct105553321271984" text:id="ct105553321271984">
          <text:insertion>
            <office:change-info>
              <dc:creator>Stuart Baker</dc:creator>
              <dc:date>2015-02-03T23:43:00</dc:date>
            </office:change-info>
          </text:insertion>
        </text:changed-region>
        <text:changed-region xml:id="ct105553321265264" text:id="ct105553321265264">
          <text:insertion>
            <office:change-info>
              <dc:creator>Stuart Baker</dc:creator>
              <dc:date>2015-02-03T23:44:00</dc:date>
            </office:change-info>
          </text:insertion>
        </text:changed-region>
        <text:changed-region xml:id="ct105553321264544" text:id="ct105553321264544">
          <text:insertion>
            <office:change-info>
              <dc:creator>Stuart Baker</dc:creator>
              <dc:date>2015-02-03T23:49:00</dc:date>
            </office:change-info>
          </text:insertion>
        </text:changed-region>
        <text:changed-region xml:id="ct105553321385712" text:id="ct105553321385712">
          <text:insertion>
            <office:change-info>
              <dc:creator>Stuart Baker</dc:creator>
              <dc:date>2015-02-03T23:50:00</dc:date>
            </office:change-info>
          </text:insertion>
        </text:changed-region>
        <text:changed-region xml:id="ct105553321424480" text:id="ct105553321424480">
          <text:insertion>
            <office:change-info>
              <dc:creator>Stuart Baker</dc:creator>
              <dc:date>2015-02-03T23:51:00</dc:date>
            </office:change-info>
          </text:insertion>
        </text:changed-region>
        <text:changed-region xml:id="ct105553321415120" text:id="ct105553321415120">
          <text:insertion>
            <office:change-info>
              <dc:creator>Stuart Baker</dc:creator>
              <dc:date>2015-02-03T23:52:00</dc:date>
            </office:change-info>
          </text:insertion>
        </text:changed-region>
        <text:changed-region xml:id="ct105553321414400" text:id="ct105553321414400">
          <text:insertion>
            <office:change-info>
              <dc:creator>Stuart Baker</dc:creator>
              <dc:date>2015-02-03T23:53:00</dc:date>
            </office:change-info>
          </text:insertion>
        </text:changed-region>
        <text:changed-region xml:id="ct105553321425200" text:id="ct105553321425200">
          <text:insertion>
            <office:change-info>
              <dc:creator>Stuart Baker</dc:creator>
              <dc:date>2015-02-04T00:04:00</dc:date>
            </office:change-info>
          </text:insertion>
        </text:changed-region>
        <text:changed-region xml:id="ct105553321418960" text:id="ct105553321418960">
          <text:insertion>
            <office:change-info>
              <dc:creator>Bob Jacobsen</dc:creator>
              <dc:date>2013-03-21T09:58:00</dc:date>
            </office:change-info>
          </text:insertion>
        </text:changed-region>
        <text:changed-region xml:id="ct105553321420160" text:id="ct105553321420160">
          <text:insertion>
            <office:change-info>
              <dc:creator>Stuart Baker</dc:creator>
              <dc:date>2015-02-04T00:05:00</dc:date>
            </office:change-info>
          </text:insertion>
        </text:changed-region>
        <text:changed-region xml:id="ct105553321513664" text:id="ct105553321513664">
          <text:deletion>
            <office:change-info>
              <dc:creator>Stuart Baker</dc:creator>
              <dc:date>2015-02-04T00:05:00</dc:date>
            </office:change-info>
            <text:p text:style-name="P10"/>
            <text:p text:style-name="P10"/>
            <text:p text:style-name="P10"/>
          </text:deletion>
        </text:changed-region>
        <text:changed-region xml:id="ct105553321509584" text:id="ct105553321509584">
          <text:insertion>
            <office:change-info>
              <dc:creator>Stuart Baker</dc:creator>
              <dc:date>2015-02-04T00:05:00</dc:date>
            </office:change-info>
          </text:insertion>
        </text:changed-region>
        <text:changed-region xml:id="ct105553321519904" text:id="ct105553321519904">
          <text:insertion>
            <office:change-info>
              <dc:creator>Stuart Baker</dc:creator>
              <dc:date>2015-02-04T00:06:00</dc:date>
            </office:change-info>
          </text:insertion>
        </text:changed-region>
        <text:changed-region xml:id="ct105553321512224" text:id="ct105553321512224">
          <text:insertion>
            <office:change-info>
              <dc:creator>Stuart Baker</dc:creator>
              <dc:date>2015-02-04T00:07:00</dc:date>
            </office:change-info>
          </text:insertion>
        </text:changed-region>
        <text:changed-region xml:id="ct105553321520624" text:id="ct105553321520624">
          <text:insertion>
            <office:change-info>
              <dc:creator>Stuart Baker</dc:creator>
              <dc:date>2015-02-04T00:09:00</dc:date>
            </office:change-info>
          </text:insertion>
        </text:changed-region>
        <text:changed-region xml:id="ct105553321514384" text:id="ct105553321514384">
          <text:insertion>
            <office:change-info>
              <dc:creator>Stuart Baker</dc:creator>
              <dc:date>2015-02-04T00:10:00</dc:date>
            </office:change-info>
          </text:insertion>
        </text:changed-region>
        <text:changed-region xml:id="ct105553321511984" text:id="ct105553321511984">
          <text:insertion>
            <office:change-info>
              <dc:creator>Bob Jacobsen</dc:creator>
              <dc:date>2013-03-21T09:58:00</dc:date>
            </office:change-info>
          </text:insertion>
        </text:changed-region>
        <text:changed-region xml:id="ct105553321510784" text:id="ct105553321510784">
          <text:insertion>
            <office:change-info>
              <dc:creator>Stuart Baker</dc:creator>
              <dc:date>2015-02-04T00:10:00</dc:date>
            </office:change-info>
          </text:insertion>
        </text:changed-region>
        <text:changed-region xml:id="ct105553321519664" text:id="ct105553321519664">
          <text:insertion>
            <office:change-info>
              <dc:creator>Stuart Baker</dc:creator>
              <dc:date>2015-02-04T00:29:00</dc:date>
            </office:change-info>
          </text:insertion>
        </text:changed-region>
        <text:changed-region xml:id="ct105553321521344" text:id="ct105553321521344">
          <text:insertion>
            <office:change-info>
              <dc:creator>Stuart Baker</dc:creator>
              <dc:date>2015-02-04T00:34:00</dc:date>
            </office:change-info>
          </text:insertion>
        </text:changed-region>
        <text:changed-region xml:id="ct105553321521824" text:id="ct105553321521824">
          <text:insertion>
            <office:change-info>
              <dc:creator>Stuart Baker</dc:creator>
              <dc:date>2015-02-04T00:35:00</dc:date>
            </office:change-info>
          </text:insertion>
        </text:changed-region>
        <text:changed-region xml:id="ct105553321520864" text:id="ct105553321520864">
          <text:insertion>
            <office:change-info>
              <dc:creator>Stuart Baker</dc:creator>
              <dc:date>2015-02-04T00:59:00</dc:date>
            </office:change-info>
          </text:insertion>
        </text:changed-region>
        <text:changed-region xml:id="ct105553321512704" text:id="ct105553321512704">
          <text:insertion>
            <office:change-info>
              <dc:creator>Stuart Baker</dc:creator>
              <dc:date>2015-02-04T00:54:00</dc:date>
            </office:change-info>
          </text:insertion>
        </text:changed-region>
        <text:changed-region xml:id="ct105553321514624" text:id="ct105553321514624">
          <text:insertion>
            <office:change-info>
              <dc:creator>Stuart Baker</dc:creator>
              <dc:date>2015-02-04T00:55:00</dc:date>
            </office:change-info>
          </text:insertion>
        </text:changed-region>
        <text:changed-region xml:id="ct105553321510304" text:id="ct105553321510304">
          <text:insertion>
            <office:change-info>
              <dc:creator>Stuart Baker</dc:creator>
              <dc:date>2015-02-04T00:36:00</dc:date>
            </office:change-info>
          </text:insertion>
        </text:changed-region>
        <text:changed-region xml:id="ct105553321501840" text:id="ct105553321501840">
          <text:insertion>
            <office:change-info>
              <dc:creator>Stuart Baker</dc:creator>
              <dc:date>2015-02-04T00:37:00</dc:date>
            </office:change-info>
          </text:insertion>
        </text:changed-region>
        <text:changed-region xml:id="ct105553321503280" text:id="ct105553321503280">
          <text:insertion>
            <office:change-info>
              <dc:creator>Stuart Baker</dc:creator>
              <dc:date>2015-02-04T00:54:00</dc:date>
            </office:change-info>
          </text:insertion>
        </text:changed-region>
        <text:changed-region xml:id="ct105553321500640" text:id="ct105553321500640">
          <text:insertion>
            <office:change-info>
              <dc:creator>Stuart Baker</dc:creator>
              <dc:date>2015-02-04T00:59:00</dc:date>
            </office:change-info>
          </text:insertion>
        </text:changed-region>
        <text:changed-region xml:id="ct105553321493440" text:id="ct105553321493440">
          <text:insertion>
            <office:change-info>
              <dc:creator>Stuart Baker</dc:creator>
              <dc:date>2015-02-04T00:56:00</dc:date>
            </office:change-info>
          </text:insertion>
        </text:changed-region>
        <text:changed-region xml:id="ct105553321493920" text:id="ct105553321493920">
          <text:insertion>
            <office:change-info>
              <dc:creator>Stuart Baker</dc:creator>
              <dc:date>2015-02-04T01:00:00</dc:date>
            </office:change-info>
          </text:insertion>
        </text:changed-region>
        <text:changed-region xml:id="ct105553321495360" text:id="ct105553321495360">
          <text:insertion>
            <office:change-info>
              <dc:creator>Stuart Baker</dc:creator>
              <dc:date>2015-02-04T01:01:00</dc:date>
            </office:change-info>
          </text:insertion>
        </text:changed-region>
        <text:changed-region xml:id="ct105553321502800" text:id="ct105553321502800">
          <text:deletion>
            <office:change-info>
              <dc:creator>Stuart Baker</dc:creator>
              <dc:date>2015-02-04T01:01:00</dc:date>
            </office:change-info>
            <text:p text:style-name="P50"/>
            <text:p text:style-name="P50"/>
          </text:deletion>
        </text:changed-region>
        <text:changed-region xml:id="ct105553321463312" text:id="ct105553321463312">
          <text:insertion>
            <office:change-info>
              <dc:creator>Bob Jacobsen</dc:creator>
              <dc:date>2013-03-21T09:58:00</dc:date>
            </office:change-info>
          </text:insertion>
        </text:changed-region>
        <text:changed-region xml:id="ct105553321471712" text:id="ct105553321471712">
          <text:deletion>
            <office:change-info>
              <dc:creator>Stuart Baker</dc:creator>
              <dc:date>2015-02-04T01:02:00</dc:date>
            </office:change-info>
            <text:p text:style-name="P11"/>
            <text:p text:style-name="Standard"/>
            <text:p text:style-name="P11"/>
          </text:deletion>
        </text:changed-region>
        <text:changed-region xml:id="ct105553321472432" text:id="ct105553321472432">
          <text:insertion>
            <office:change-info>
              <dc:creator>Stuart Baker</dc:creator>
              <dc:date>2015-02-04T01:04:00</dc:date>
            </office:change-info>
          </text:insertion>
        </text:changed-region>
        <text:changed-region xml:id="ct105553321469072" text:id="ct105553321469072">
          <text:insertion>
            <office:change-info>
              <dc:creator>Stuart Baker</dc:creator>
              <dc:date>2015-02-04T01:05:00</dc:date>
            </office:change-info>
          </text:insertion>
        </text:changed-region>
        <text:changed-region xml:id="ct105553321463792" text:id="ct105553321463792">
          <text:insertion>
            <office:change-info>
              <dc:creator>Stuart Baker</dc:creator>
              <dc:date>2015-02-04T01:06:00</dc:date>
            </office:change-info>
          </text:insertion>
        </text:changed-region>
        <text:changed-region xml:id="ct105553321460912" text:id="ct105553321460912">
          <text:insertion>
            <office:change-info>
              <dc:creator>Stuart Baker</dc:creator>
              <dc:date>2015-02-04T01:07:00</dc:date>
            </office:change-info>
          </text:insertion>
        </text:changed-region>
        <text:changed-region xml:id="ct105553321465952" text:id="ct105553321465952">
          <text:insertion>
            <office:change-info>
              <dc:creator>Stuart Baker</dc:creator>
              <dc:date>2015-02-04T01:08:00</dc:date>
            </office:change-info>
          </text:insertion>
        </text:changed-region>
        <text:changed-region xml:id="ct105553321398736" text:id="ct105553321398736">
          <text:insertion>
            <office:change-info>
              <dc:creator>Stuart Baker</dc:creator>
              <dc:date>2015-02-04T01:09:00</dc:date>
            </office:change-info>
          </text:insertion>
        </text:changed-region>
        <text:changed-region xml:id="ct105553321401856" text:id="ct105553321401856">
          <text:insertion>
            <office:change-info>
              <dc:creator>Stuart Baker</dc:creator>
              <dc:date>2015-02-04T01:10:00</dc:date>
            </office:change-info>
          </text:insertion>
        </text:changed-region>
        <text:changed-region xml:id="ct105553321394656" text:id="ct105553321394656">
          <text:insertion>
            <office:change-info>
              <dc:creator>Bob Jacobsen</dc:creator>
              <dc:date>2013-03-21T09:58:00</dc:date>
            </office:change-info>
          </text:insertion>
        </text:changed-region>
        <text:changed-region xml:id="ct105553321397296" text:id="ct105553321397296">
          <text:insertion>
            <office:change-info>
              <dc:creator>Stuart Baker</dc:creator>
              <dc:date>2015-02-04T02:20:00</dc:date>
            </office:change-info>
          </text:insertion>
        </text:changed-region>
        <text:changed-region xml:id="ct105553321399216" text:id="ct105553321399216">
          <text:insertion>
            <office:change-info>
              <dc:creator>Bob Jacobsen</dc:creator>
              <dc:date>2013-03-21T09:58:00</dc:date>
            </office:change-info>
          </text:insertion>
        </text:changed-region>
        <text:changed-region xml:id="ct105553321440384" text:id="ct105553321440384">
          <text:insertion>
            <office:change-info>
              <dc:creator>Stuart Baker</dc:creator>
              <dc:date>2015-02-04T01:10:00</dc:date>
            </office:change-info>
          </text:insertion>
        </text:changed-region>
        <text:changed-region xml:id="ct105553321360624" text:id="ct105553321360624">
          <text:deletion>
            <office:change-info>
              <dc:creator>Stuart Baker</dc:creator>
              <dc:date>2015-02-04T01:10:00</dc:date>
            </office:change-info>
            <text:p text:style-name="P12"/>
            <text:p text:style-name="Standard"/>
            <text:p text:style-name="P12"/>
          </text:deletion>
        </text:changed-region>
        <text:changed-region xml:id="ct105553321354384" text:id="ct105553321354384">
          <text:insertion>
            <office:change-info>
              <dc:creator>Stuart Baker</dc:creator>
              <dc:date>2015-02-04T01:10:00</dc:date>
            </office:change-info>
          </text:insertion>
        </text:changed-region>
        <text:changed-region xml:id="ct105553321356784" text:id="ct105553321356784">
          <text:insertion>
            <office:change-info>
              <dc:creator>Stuart Baker</dc:creator>
              <dc:date>2015-02-04T01:11:00</dc:date>
            </office:change-info>
          </text:insertion>
        </text:changed-region>
        <text:changed-region xml:id="ct105553321353904" text:id="ct105553321353904">
          <text:insertion>
            <office:change-info>
              <dc:creator>Stuart Baker</dc:creator>
              <dc:date>2015-02-04T01:12:00</dc:date>
            </office:change-info>
          </text:insertion>
        </text:changed-region>
        <text:changed-region xml:id="ct105553321350544" text:id="ct105553321350544">
          <text:insertion>
            <office:change-info>
              <dc:creator>Stuart Baker</dc:creator>
              <dc:date>2015-02-04T01:13:00</dc:date>
            </office:change-info>
          </text:insertion>
        </text:changed-region>
        <text:changed-region xml:id="ct105553321349104" text:id="ct105553321349104">
          <text:insertion>
            <office:change-info>
              <dc:creator>Bob Jacobsen</dc:creator>
              <dc:date>2013-03-21T09:58:00</dc:date>
            </office:change-info>
          </text:insertion>
        </text:changed-region>
        <text:changed-region xml:id="ct105553321358464" text:id="ct105553321358464">
          <text:deletion>
            <office:change-info>
              <dc:creator>Bob Jacobsen</dc:creator>
              <dc:date>2013-10-18T06:32:00</dc:date>
            </office:change-info>
            <text:p text:style-name="Standard"><text:s/></text:p>
          </text:deletion>
        </text:changed-region>
        <text:changed-region xml:id="ct105553321357744" text:id="ct105553321357744">
          <text:insertion>
            <office:change-info>
              <dc:creator>Bob Jacobsen</dc:creator>
              <dc:date>2013-10-18T06:32:00</dc:date>
            </office:change-info>
          </text:insertion>
        </text:changed-region>
        <text:changed-region xml:id="ct105553321353184" text:id="ct105553321353184">
          <text:deletion>
            <office:change-info>
              <dc:creator>Bob Jacobsen</dc:creator>
              <dc:date>2013-03-21T09:59:00</dc:date>
            </office:change-info>
            <text:h text:style-name="Heading_20_1" text:outline-level="1">Section Title</text:h>
          </text:deletion>
        </text:changed-region>
        <text:changed-region xml:id="ct105553321376048" text:id="ct105553321376048">
          <text:insertion>
            <office:change-info>
              <dc:creator>Bob Jacobsen</dc:creator>
              <dc:date>2013-03-21T09:59:00</dc:date>
            </office:change-info>
          </text:insertion>
        </text:changed-region>
        <text:changed-region xml:id="ct105553321372208" text:id="ct105553321372208">
          <text:insertion>
            <office:change-info>
              <dc:creator>Bob Jacobsen</dc:creator>
              <dc:date>2013-10-18T06:32:00</dc:date>
            </office:change-info>
          </text:insertion>
        </text:changed-region>
        <text:changed-region xml:id="ct105553321375328" text:id="ct105553321375328">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321371248" text:id="ct105553321371248">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796325857" text:style-name="L1">
              <text:list-item>
                <text:p text:style-name="P38">Lorem ipsum dolor sit amet, consectetur adipiscing elit. </text:p>
              </text:list-item>
              <text:list-item>
                <text:p text:style-name="P38">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105553321367648" text:id="ct105553321367648">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Introduction<text:change-start text:change-id="ct105553321451728"/></text:h>
      <text:p text:style-name="P5"><text:change-end text:change-id="ct105553321451728"/><text:change-start text:change-id="ct105553321447888"/><text:span text:style-name="T7">This Technical </text:span><text:change-end text:change-id="ct105553321447888"/><text:change-start text:change-id="ct105553321443808"/><text:span text:style-name="T7">Note contains informative discussion and background for the corresponding “OpenLCB Stream Transport Standard”.</text:span></text:p>
      <text:p text:style-name="P5"><text:span text:style-name="T7">Some wire protocols</text:span><text:change-end text:change-id="ct105553321443808"/><text:change-start text:change-id="ct105553321457728"/><text:span text:style-name="T7"> can supoprt only very short packets/frames, e.g. CAN with a limited header and data payload. <text:s/>OpenLCB needs to be able to move large</text:span><text:change-end text:change-id="ct105553321457728"/><text:change-start text:change-id="ct105553321451968"/><text:span text:style-name="T7"> chunks of data that may not be bound by any size.</text:span></text:p>
      <text:p text:style-name="P5"><text:span text:style-name="T7">A pair of nodes may be able, but are not required, to maintain up to 255 simultaneously unique open/active streams between themselves</text:span><text:change-end text:change-id="ct105553321451968"/><text:change text:change-id="ct105553321458448"/><text:change-start text:change-id="ct105553321451008"/><text:span text:style-name="T7">, as a pair.</text:span><text:change-end text:change-id="ct105553321451008"/><text:change text:change-id="ct105553321444528"/><text:change-start text:change-id="ct105553321447168"/></text:p>
      <text:h text:style-name="P32" text:outline-level="1"><text:change-end text:change-id="ct105553321447168"/><text:change text:change-id="ct105553321452688"/><text:change text:change-id="ct105553321458928"/><text:change-start text:change-id="ct105553321459168"/>Annotations to the Standard<text:change-end text:change-id="ct105553321459168"/><text:change-start text:change-id="ct105553321453648"/></text:h>
      <text:p text:style-name="P6"><text:change-end text:change-id="ct105553321453648"/><text:change-start text:change-id="ct105553321454608"/>This section provides background information on corresponding sections of the Standard document. It is expected that two documents will be read together.<text:change-end text:change-id="ct105553321454608"/><text:change text:change-id="ct105553321451248"/></text:p>
      <text:h text:style-name="Heading_20_2" text:outline-level="2">Introduction</text:h>
      <text:p text:style-name="Standard"><text:change text:change-id="ct105553321450048"/></text:p>
      <text:h text:style-name="Heading_20_2" text:outline-level="2">Intended Use</text:h>
      <text:p text:style-name="P7"><text:change text:change-id="ct105553321451488"/><text:change-start text:change-id="ct105553321450768"/>A stream <text:change-end text:change-id="ct105553321450768"/><text:change-start text:change-id="ct105553321446688"/>may<text:change-end text:change-id="ct105553321446688"/><text:change-start text:change-id="ct105553321444288"/> be use<text:change-end text:change-id="ct105553321444288"/><text:change-start text:change-id="ct105553321452928"/>ful when:</text:p>
      <text:list xml:id="list2562966758" text:style-name="L2">
        <text:list-item>
          <text:p text:style-name="P39"><text:span text:style-name="T19">The amount of data to be </text:span><text:span text:style-name="T10">transferred</text:span><text:span text:style-name="T19"> between two nodes is large</text:span><text:change-end text:change-id="ct105553321452928"/><text:change-start text:change-id="ct105553321452448"/><text:span text:style-name="T19">.</text:span></text:p>
        </text:list-item>
        <text:list-item>
          <text:p text:style-name="P40">The amount of data to be transferred is unbounded.</text:p>
        </text:list-item>
        <text:list-item>
          <text:p text:style-name="P40">A persistent open channel is required.</text:p>
        </text:list-item>
        <text:list-item>
          <text:p text:style-name="P40"><text:change-end text:change-id="ct105553321452448"/><text:change-start text:change-id="ct105553321443568"/>Flow control is required.<text:change-end text:change-id="ct105553321443568"/></text:p>
        </text:list-item>
      </text:list>
      <text:h text:style-name="Heading_20_2" text:outline-level="2">Reference<text:change-start text:change-id="ct105553321446208"/><text:span text:style-name="T13">s</text:span><text:change-end text:change-id="ct105553321446208"/> and Context<text:change-start text:change-id="ct105553321459408"/></text:h>
      <text:p text:style-name="P8"> For more information on format and presentation, see: </text:p>
      <text:list xml:id="list2064007505" text:style-name="L3">
        <text:list-item>
          <text:p text:style-name="P42">OpenLCB Common Information Technical Note</text:p>
        </text:list-item>
      </text:list>
      <text:p text:style-name="P8">For more information on MTI values and how they are laid out, see:</text:p>
      <text:list xml:id="list2036259681" text:style-name="L4">
        <text:list-item>
          <text:p text:style-name="P43">OpenLCB Message Network Standard</text:p>
        </text:list-item>
        <text:list-item>
          <text:p text:style-name="P44">MTI allocation table. <text:change-end text:change-id="ct105553321459408"/><text:change-start text:change-id="ct105553321455328"/></text:p>
        </text:list-item>
      </text:list>
      <text:p text:style-name="P8"><text:change-end text:change-id="ct105553321455328"/><text:change text:change-id="ct105553321448368"/><text:change text:change-id="ct105553321457488"/><text:change-start text:change-id="ct105553321445728"/><text:span text:style-name="T13">Mes</text:span><text:change-end text:change-id="ct105553321445728"/><text:change-start text:change-id="ct105553321450288"/><text:span text:style-name="T13">sage Formats</text:span></text:p>
      <text:h text:style-name="P35" text:outline-level="3"><text:soft-page-break/>Stream Initiate Request<text:change-end text:change-id="ct105553321450288"/><text:change-start text:change-id="ct105553321456768"/></text:h>
      <text:p text:style-name="P6"><text:change-end text:change-id="ct105553321456768"/><text:change-start text:change-id="ct105553321452208"/><text:span text:style-name="T14">Stream.</text:span> <text:change-end text:change-id="ct105553321452208"/><text:change-start text:change-id="ct105553321449088"/>Other examples of streaming protocols would be TCP, or a unix pipe. The big difference to TCP is that the OpenLCB streams are uni-directional, whereas TCP connections provide bi-directional data transport. <text:change-end text:change-id="ct105553321449088"/><text:change-start text:change-id="ct105553321420400"/>TCP also allows some out-of-band information to be sent during a live connection, although this is a rately used feature. OpenLCB does not allow out-of-band information; any out-of-band information needs to be sent using different protocols. It is expected that <text:change-end text:change-id="ct105553321420400"/><text:change-start text:change-id="ct105553321420640"/>for most streaming applications the application level protocol will define a sequence of actions, where some may use direct OpenLCB messages, others may use datagrams, <text:change-end text:change-id="ct105553321420640"/><text:change-start text:change-id="ct105553321422560"/>and the stream <text:change-end text:change-id="ct105553321422560"/><text:change-start text:change-id="ct105553321424960"/></text:p>
      <text:p text:style-name="P6">The <text:span text:style-name="T14">Source node</text:span><text:span text:style-name="T16"> and </text:span><text:span text:style-name="T14">Destination node</text:span><text:span text:style-name="T16"> concepts are defined based on the direction of data flow.</text:span><text:change-end text:change-id="ct105553321424960"/><text:change-start text:change-id="ct105553321417040"/><text:span text:style-name="T16"> </text:span><text:change-end text:change-id="ct105553321417040"/><text:change-start text:change-id="ct105553321425440"/><text:span text:style-name="T16">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105553321425440"/><text:change-start text:change-id="ct105553321418480"/><text:span text:style-name="T16"> This also means that the server will send the Stream</text:span><text:change-end text:change-id="ct105553321418480"/><text:change-start text:change-id="ct105553321423760"/><text:span text:style-name="T16"> Initiate Request message to the client. Also the Source Stream ID will be assigned by the server, and the destination Stream ID will be assigned by the client.</text:span><text:change-end text:change-id="ct105553321423760"/><text:change-start text:change-id="ct105553321415600"/></text:p>
      <text:p text:style-name="P13"><text:span text:style-name="T15">Source Stream ID</text:span><text:change-end text:change-id="ct105553321415600"/><text:change-start text:change-id="ct105553321418000"/><text:span text:style-name="T17"> and </text:span><text:span text:style-name="T15">Destination Stream ID</text:span><text:span text:style-name="T17">, from a formal correctness perspective, are only used to disambiguate between multiple concurrently open streams between two given nodes. </text:span><text:change-end text:change-id="ct105553321418000"/><text:change-start text:change-id="ct105553321425680"/><text:span text:style-name="T17">A stream is uniquely identified by </text:span><text:change-end text:change-id="ct105553321425680"/><text:change-start text:change-id="ct105553321419200"/><text:span text:style-name="T17">(Source Node ID, Destination Node ID, Source Stream ID) triple, as well as the (Source Node ID, Destination Node ID, Destination Stream ID) triple. </text:span><text:change-end text:change-id="ct105553321419200"/><text:change-start text:change-id="ct105553321421840"/><text:span text:style-name="T17">This means that Source Stream ID, by itself, is not required to be unique; neither Destination Stream ID, b itself.</text:span></text:p>
      <text:p text:style-name="P13"><text:change-end text:change-id="ct105553321421840"/><text:change-start text:change-id="ct105553321419680"/><text:span text:style-name="T17">There is a large flexibility on the implementation for how these IDs can be used.</text:span><text:change-end text:change-id="ct105553321419680"/><text:change-start text:change-id="ct105553321426400"/><text:span text:style-name="T17"> A small node may use only one fixed stream ID and not ever allow multiple streams to be open concurrently. A medium-sized node may have a fixed number of slots for open streams, and </text:span><text:change-end text:change-id="ct105553321426400"/><text:change-start text:change-id="ct105553321424720"/><text:span text:style-name="T17">could use the Str</text:span><text:change-end text:change-id="ct105553321424720"/><text:change-start text:change-id="ct105553321419440"/><text:span text:style-name="T17">eam ID as a direct slot index. A large node could dynamically allocate the Stream objects, and keep an associative array of </text:span><text:change-end text:change-id="ct105553321419440"/><text:change-start text:change-id="ct105553321426640"/><text:span text:style-name="T17">(opposite end Node ID, stream ID) </text:span><text:span text:style-name="T12">→</text:span><text:span text:style-name="T17"> object reference.</text:span><text:change-end text:change-id="ct105553321426640"/><text:change-start text:change-id="ct105553321269344"/><text:span text:style-name="T17"> For ease of implementation, the opposite stream ID is </text:span><text:span text:style-name="T18">always</text:span><text:span text:style-name="T17"> sent along </text:span><text:span text:style-name="T18">with</text:span><text:span text:style-name="T17"> the streaming messages so that the receiving node can perform a direct lookup of the data associated with the stream and not need to do a search </text:span><text:change-end text:change-id="ct105553321269344"/><text:change-start text:change-id="ct105553321278944"/><text:span text:style-name="T17">for the matching state/buffer.</text:span><text:change-end text:change-id="ct105553321278944"/><text:change-start text:change-id="ct105553321272944"/></text:p>
      <text:h text:style-name="Heading_20_2" text:outline-level="2">Message Formats<text:change-end text:change-id="ct105553321272944"/><text:change-start text:change-id="ct105553321275584"/></text:h>
      <text:p text:style-name="P14">Every stream <text:change-end text:change-id="ct105553321275584"/><text:change-start text:change-id="ct105553321266944"/>message type contains one or both of a Source Stream ID and/or Destination Stream ID. <text:s/>An indivi<text:change-end text:change-id="ct105553321266944"/><text:change-start text:change-id="ct105553321278704"/>dual stream can be identified by the combination of:</text:p>
      <text:list xml:id="list6128208" text:style-name="L5">
        <text:list-item>
          <text:p text:style-name="P45">Source Stream ID</text:p>
        </text:list-item>
        <text:list-item>
          <text:p text:style-name="P45">Destination Stream ID</text:p>
        </text:list-item>
        <text:list-item>
          <text:p text:style-name="P45">Source Node ID</text:p>
        </text:list-item>
        <text:list-item>
          <text:p text:style-name="P45">Destination Node ID<text:change-end text:change-id="ct105553321278704"/><text:change-start text:change-id="ct105553321267424"/></text:p>
        </text:list-item>
      </text:list>
      <text:p text:style-name="P19">It is important to note that neither a Source Stream ID nor a Destination Stream ID must be unique on its own, rather, they must be unique when used with a given node pairing.</text:p>
      <text:p text:style-name="P15"><text:soft-page-break/>Technically only one of the Source or Destination Stream ID's, not both, are required <text:change-end text:change-id="ct105553321267424"/><text:change-start text:change-id="ct105553321269584"/>to uniquely identify a stream. <text:s/>This fact is exploited in order to maximize the efficiency in a Stream Data Send<text:change-end text:change-id="ct105553321269584"/><text:change-start text:change-id="ct105553321273904"/> message by excluding the Source Stream ID and including only the Destination Stream ID.<text:change-end text:change-id="ct105553321273904"/><text:change-start text:change-id="ct105553321273664"/></text:p>
      <text:p text:style-name="P14">The reason that both Source and Destination Stream ID's exist is to provide <text:change-end text:change-id="ct105553321273664"/><text:change-start text:change-id="ct105553321274384"/>each of the node pairs involved with the connection <text:span text:style-name="T20">an opportunity to</text:span> allocate an <text:change-end text:change-id="ct105553321274384"/><text:change-start text:change-id="ct105553321267184"/><text:span text:style-name="T20">identifier optimized to its own internal mapping of stream </text:span><text:change-end text:change-id="ct105553321267184"/><text:change-start text:change-id="ct105553321265504"/><text:span text:style-name="T20">metadata to identifier.</text:span></text:p>
      <text:p text:style-name="P16">There is one Stream ID (0xFF) that is reserved which mu<text:change-end text:change-id="ct105553321265504"/><text:change-start text:change-id="ct105553321271744"/>st never be sent and must be ignored upon receipt. <text:s/>This Stream ID reservation exists in order to allow an implementation<text:change-end text:change-id="ct105553321271744"/><text:change-start text:change-id="ct105553321272464"/> the <text:span text:style-name="T8">opportunity</text:span> to use this value for the purpose of marking a stream mapping as closed or available-for-use<text:change-end text:change-id="ct105553321272464"/><text:change-start text:change-id="ct105553321269824"/> <text:span text:style-name="T21">without requiring an additional memory location to hold this </text:span><text:span text:style-name="T11">information</text:span><text:span text:style-name="T21">.</text:span><text:change-end text:change-id="ct105553321269824"/><text:change-start text:change-id="ct105553321271024"/></text:p>
      <text:h text:style-name="Heading_20_3" text:outline-level="3">Stream Initiate Request</text:h>
      <text:p text:style-name="P9"><text:change-end text:change-id="ct105553321271024"/><text:change text:change-id="ct105553321263344"/><text:change-start text:change-id="ct105553321271984"/>This is an addressed message sent from the stream source node<text:change-end text:change-id="ct105553321271984"/><text:change-start text:change-id="ct105553321265264"/> to the stream destination node. <text:s/>It contains a unique Source Stream ID, a <text:span text:style-name="T22">suggested M</text:span>ax <text:span text:style-name="T22">B</text:span>uffer <text:span text:style-name="T22">S</text:span>ize<text:change-end text:change-id="ct105553321265264"/><text:change-start text:change-id="ct105553321264544"/> <text:span text:style-name="T22">(in bytes), </text:span><text:change-end text:change-id="ct105553321264544"/><text:change-start text:change-id="ct105553321385712"/><text:span text:style-name="T22">reserved flag bits, and optionally a </text:span><text:change-end text:change-id="ct105553321385712"/><text:change-start text:change-id="ct105553321424480"/><text:span text:style-name="T22">Stream Content Type.</text:span></text:p>
      <text:p text:style-name="P9"><text:span text:style-name="T22">The suggested Max Buffer Size </text:span><text:change-end text:change-id="ct105553321424480"/><text:change-start text:change-id="ct105553321415120"/><text:span text:style-name="T22">chosen by the stream source is somewhat arbitrary, but could be implementation </text:span><text:change-end text:change-id="ct105553321415120"/><text:change-start text:change-id="ct105553321414400"/><text:span text:style-name="T22">specific.</text:span><text:change-end text:change-id="ct105553321414400"/><text:change-start text:change-id="ct105553321425200"/><text:span text:style-name="T22"> <text:s/>The resulting final Max Buffer Size of the stream may be smaller, but must never be larger than this initially suggested value.</text:span><text:change-end text:change-id="ct105553321425200"/><text:change-start text:change-id="ct105553321418960"/></text:p>
      <text:h text:style-name="Heading_20_3" text:outline-level="3">Stream Initiate Reply<text:change-end text:change-id="ct105553321418960"/><text:change-start text:change-id="ct105553321420160"/></text:h>
      <text:p text:style-name="P10"><text:change-end text:change-id="ct105553321420160"/><text:change text:change-id="ct105553321513664"/><text:change-start text:change-id="ct105553321509584"/>This is an addressed message sent from the stream des<text:change-end text:change-id="ct105553321509584"/><text:change-start text:change-id="ct105553321519904"/>tination node to the stream source node in response to a Stream Initiate Request. <text:s/>It contains a unique Destination Stream ID, a unique Source Stream ID,<text:change-end text:change-id="ct105553321519904"/><text:change-start text:change-id="ct105553321512224"/> <text:span text:style-name="T23">a final Max Buffer Size (in bytes), </text:span>an<text:span text:style-name="T23">d an</text:span> error code field.<text:change-end text:change-id="ct105553321512224"/><text:change-start text:change-id="ct105553321520624"/></text:p>
      <text:p text:style-name="P17">The final Max Buffer Size must be less than or equal to the suggested M<text:change-end text:change-id="ct105553321520624"/><text:change-start text:change-id="ct105553321514384"/>ax Buffer Size in the Stream Initiate Request being replied to.<text:change-end text:change-id="ct105553321514384"/><text:change-start text:change-id="ct105553321511984"/></text:p>
      <text:h text:style-name="Heading_20_3" text:outline-level="3">Stream Data Send<text:change-end text:change-id="ct105553321511984"/><text:change-start text:change-id="ct105553321510784"/></text:h>
      <text:p text:style-name="P18">This is an addressed message<text:change-end text:change-id="ct105553321510784"/><text:change-start text:change-id="ct105553321519664"/> <text:span text:style-name="T24">sent from the stream source node to the stream destination node</text:span><text:change-end text:change-id="ct105553321519664"/><text:change-start text:change-id="ct105553321521344"/><text:span text:style-name="T24">. <text:s/>It contains the Destination Stream ID</text:span><text:change-end text:change-id="ct105553321521344"/><text:change-start text:change-id="ct105553321521824"/><text:span text:style-name="T24"> followed by the payload bytes.</text:span></text:p>
      <text:p text:style-name="P18"><text:span text:style-name="T24">The stream source node must maintain an internal count that is initialized to Max Buffer Size. <text:s/>For every single payload byte sent, the source must decrement this count by one. <text:s/>A single Stream Data Send may contain a payload </text:span><text:change-end text:change-id="ct105553321521824"/><text:change-start text:change-id="ct105553321520864"/><text:span text:style-name="T24">in number of bytes up to this</text:span><text:change-end text:change-id="ct105553321520864"/><text:change-start text:change-id="ct105553321512704"/><text:span text:style-name="T24"> coun</text:span><text:change-end text:change-id="ct105553321512704"/><text:change-start text:change-id="ct105553321514624"/><text:span text:style-name="T24">t value, or may be broken into smaller messages so long as</text:span><text:change-end text:change-id="ct105553321514624"/><text:change-start text:change-id="ct105553321510304"/><text:span text:style-name="T24"> </text:span><text:change-end text:change-id="ct105553321510304"/><text:change-start text:change-id="ct105553321501840"/><text:span text:style-name="T24">in aggregate, the </text:span><text:change-end text:change-id="ct105553321501840"/><text:change-start text:change-id="ct105553321503280"/><text:span text:style-name="T24">multiple Stream Data Send messages</text:span><text:change-end text:change-id="ct105553321503280"/><text:change-start text:change-id="ct105553321500640"/><text:span text:style-name="T24"> do not result in the internal count decrementing below zero</text:span><text:change-end text:change-id="ct105553321500640"/><text:change-start text:change-id="ct105553321493440"/><text:span text:style-name="T24">.</text:span><text:change-end text:change-id="ct105553321493440"/><text:change-start text:change-id="ct105553321493920"/></text:p>
      <text:p text:style-name="P50"><text:span text:style-name="T25">A Stream Data Send message may also contain zero payload bytes. <text:s/>This is considered a flush, and should result in the destination n</text:span><text:change-end text:change-id="ct105553321493920"/><text:change-start text:change-id="ct105553321495360"/><text:span text:style-name="T25">ode (and any gateways in between) flushing any internal buffering for efficiency that may be occurring.</text:span><text:change-end text:change-id="ct105553321495360"/><text:change text:change-id="ct105553321502800"/><text:change-start text:change-id="ct105553321463312"/></text:p>
      <text:h text:style-name="Heading_20_3" text:outline-level="3">Stream Data Proceed</text:h>
      <text:p text:style-name="P11"><text:change-end text:change-id="ct105553321463312"/><text:change text:change-id="ct105553321471712"/><text:change-start text:change-id="ct105553321472432"/>This is an addressed message sent from the stream destination node to the stream sourc<text:change-end text:change-id="ct105553321472432"/><text:change-start text:change-id="ct105553321469072"/>e node. <text:s/>The destination node sends this message when it is able to <text:span text:style-name="T8">receive</text:span> an additional Max Buffer Size bytes of data b<text:change-end text:change-id="ct105553321469072"/><text:change-start text:change-id="ct105553321463792"/>eyond what the stream destination node has already informed the stream source node it can receive. <text:s/>When the <text:change-end text:change-id="ct105553321463792"/><text:change-start text:change-id="ct105553321460912"/><text:span text:style-name="T26">stream source node receives this message, it can add Max Buffer Size to its internal count </text:span><text:change-end text:change-id="ct105553321460912"/><text:change-start text:change-id="ct105553321465952"/><text:span text:style-name="T26">of bytes that it may send with Stream Data Send messages. <text:s/>It is possible, and acceptable, that </text:span><text:soft-page-break/><text:span text:style-name="T26">through this me</text:span><text:change-end text:change-id="ct105553321465952"/><text:change-start text:change-id="ct105553321398736"/><text:span text:style-name="T26">chanism, the count internal to the stream source node could increment to a value larger than Max Buffer Size</text:span><text:change-end text:change-id="ct105553321398736"/><text:change-start text:change-id="ct105553321401856"/><text:span text:style-name="T26">.</text:span><text:change-end text:change-id="ct105553321401856"/><text:change-start text:change-id="ct105553321394656"/></text:p>
      <text:h text:style-name="P36" text:outline-level="3"><text:change-end text:change-id="ct105553321394656"/><text:change-start text:change-id="ct105553321397296"/>Stream Ping</text:h>
      <text:p text:style-name="P20"/>
      <text:h text:style-name="P36" text:outline-level="3">Stream Pong</text:h>
      <text:p text:style-name="P20"/>
      <text:h text:style-name="Heading_20_3" text:outline-level="3"><text:change-end text:change-id="ct105553321397296"/><text:change-start text:change-id="ct105553321399216"/>Stream Data Complete<text:change-end text:change-id="ct105553321399216"/><text:change-start text:change-id="ct105553321440384"/></text:h>
      <text:p text:style-name="P12"><text:change-end text:change-id="ct105553321440384"/><text:change text:change-id="ct105553321360624"/><text:change-start text:change-id="ct105553321354384"/>This is an addressed message sent from the stream source node to the stream destination node for the purpose of grace<text:change-end text:change-id="ct105553321354384"/><text:change-start text:change-id="ct105553321356784"/>fully shutting down a stream. <text:s/>This message contains a Source Stream ID, Destination Stream ID, and optionally, a 4-byte value representing the <text:change-end text:change-id="ct105553321356784"/><text:change-start text:change-id="ct105553321353904"/>total <text:span text:style-name="T27">number of </text:span>data bytes sent while the stream was open. <text:s/><text:span text:style-name="T28">Once this message is sent, the stream source node may free up the previously allocated Source Stream ID</text:span><text:change-end text:change-id="ct105553321353904"/><text:change-start text:change-id="ct105553321350544"/><text:span text:style-name="T28">, along with any metadata associated with the stream.</text:span><text:change-end text:change-id="ct105553321350544"/><text:change-start text:change-id="ct105553321349104"/></text:p>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105553321349104"/><text:change text:change-id="ct105553321358464"/><text:change-start text:change-id="ct105553321357744"/>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text:soft-page-break/>“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ext:soft-page-break/>The destination may, but is not required to, send a Stream Data Proceed (Addressed) message to <text:span text:style-name="T8">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105553321357744"/></text:p>
      <text:h text:style-name="Heading_20_1" text:outline-level="1"><text:change text:change-id="ct105553321353184"/><text:change-start text:change-id="ct105553321376048"/>Background Information<text:change-end text:change-id="ct105553321376048"/></text:h>
      <text:h text:style-name="Heading_20_2" text:outline-level="2"><text:change-start text:change-id="ct105553321372208"/>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text:soft-page-break/>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105553321372208"/><text:change text:change-id="ct105553321375328"/><text:change text:change-id="ct105553321371248"/><text:change-start text:change-id="ct105553321367648"/></text:p>
      <text:p text:style-name="P22"><text:change-end text:change-id="ct1055533213676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text:tab/>1</text:p>
          <text:p text:style-name="P26"><text:s/>1.1 Served Use Cases<text:tab/>1</text:p>
          <text:p text:style-name="P26"><text:s/>1.2 Unserved Use Cases<text:tab/>1</text:p>
          <text:p text:style-name="P25"><text:s/>1.2.1 Environment of Proposal<text:tab/>1</text:p>
          <text:p text:style-name="P23"><text:s/>1.2.1.1 Requirements<text:tab/>1</text:p>
          <text:p text:style-name="P23"><text:s/>1.2.1.2 Preferences<text:tab/>1</text:p>
          <text:p text:style-name="P23"><text:s/>1.2.1.3 Design Points<text:tab/>2</text:p>
          <text:p text:style-name="P24"><text:s/>2 Specified Sections<text:tab/>2</text:p>
          <text:p text:style-name="P26"><text:s/>2.1 Introduction<text:tab/>2</text:p>
          <text:p text:style-name="P26"><text:s/>2.2 Intended Use<text:tab/>2</text:p>
          <text:p text:style-name="P26"><text:s/>2.3 Reference and Context<text:tab/>2</text:p>
          <text:p text:style-name="P26"><text:s/>2.4 Message Formats<text:tab/>2</text:p>
          <text:p text:style-name="P25"><text:s/>2.4.1 Stream Initiate Request<text:tab/>2</text:p>
          <text:p text:style-name="P25"><text:s/>2.4.2 Stream Initiate Reply<text:tab/>3</text:p>
          <text:p text:style-name="P25"><text:s/>2.4.3 Stream Data Send<text:tab/>4</text:p>
          <text:p text:style-name="P25"><text:s/>2.4.4 Stream Data Proceed<text:tab/>4</text:p>
          <text:p text:style-name="P25"><text:s/>2.4.5 Stream Data Complete<text:tab/>4</text:p>
          <text:p text:style-name="P26"><text:s/>2.5 States<text:tab/>4</text:p>
          <text:p text:style-name="P26"><text:s/>2.6 Interactions<text:tab/>4</text:p>
          <text:p text:style-name="P24"><text:s/>3 Background Information<text:tab/>6</text:p>
          <text:p text:style-name="P26"><text:s/>3.1 Stream Content Type Identification<text:tab/>6</text:p>
          <text:p text:style-name="P26"><text:s/>3.2 Buffer Size<text:tab/>6</text:p>
          <text:p text:style-name="P26"><text:s/>3.3 CAN Discussion<text:tab/>7</text:p>
          <text:p text:style-name="P26"><text:s/>3.4 Implementation Notes<text:tab/>7</text:p>
        </text:index-body>
      </text:table-of-content>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number:date-style style:name="N109">
      <number:month/>
      <number:text>/</number:text>
      <number:day/>
      <number:text>/</number:text>
      <number:year number:style="long"/>
    </number:date-style>
    <number:date-style style:name="N110">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724cm" style:rel-column-width="35201*"/>
    </style:style>
    <style:style style:name="Table1.B" style:family="table-column">
      <style:table-column-properties style:column-width="4.128cm" style:rel-column-width="16654*"/>
    </style:style>
    <style:style style:name="Table1.C" style:family="table-column">
      <style:table-column-properties style:column-width="3.39cm" style:rel-column-width="13680*"/>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text-properties officeooo:paragraph-rsid="003a5716"/>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fo:margin-left="0cm" fo:margin-right="0cm" fo:margin-top="0cm" fo:margin-bottom="0.3cm" style:contextual-spacing="false" fo:text-align="start" style:justify-single-word="false" fo:orphans="2" fo:widows="2" fo:text-indent="0cm" style:auto-text-indent="false" style:writing-mode="lr-tb">
        <style:tab-stops>
          <style:tab-stop style:position="7.62cm" style:type="center"/>
          <style:tab-stop style:position="16.51cm" style:type="right"/>
        </style:tab-stops>
      </style:paragraph-properties>
      <style:text-properties officeooo:paragraph-rsid="003a5716"/>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officeooo:rsid="001ad35f"/>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tracked-changes>
          <text:changed-region xml:id="ct105553320905056" text:id="ct105553320905056">
            <text:deletion>
              <office:change-info>
                <dc:creator>Bob Jacobsen</dc:creator>
                <dc:date>2013-02-15T12:47:00</dc:date>
              </office:change-info>
              <text:p text:style-name="MP1">-CAN </text:p>
            </text:deletion>
          </text:changed-region>
          <text:changed-region xml:id="ct105553320913216" text:id="ct105553320913216">
            <text:insertion>
              <office:change-info>
                <dc:creator>Bob Jacobsen</dc:creator>
                <dc:date>2013-02-15T12:47:00</dc:date>
              </office:change-info>
            </text:insertion>
          </text:changed-region>
          <text:changed-region xml:id="ct105553320905776" text:id="ct105553320905776">
            <text:deletion>
              <office:change-info>
                <dc:creator>Bob Jacobsen</dc:creator>
                <dc:date>2013-10-17T00:26:00</dc:date>
              </office:change-info>
              <text:p text:style-name="MP1">Praesent Gravida</text:p>
            </text:deletion>
          </text:changed-region>
          <text:changed-region xml:id="ct105553320906256" text:id="ct105553320906256">
            <text:insertion>
              <office:change-info>
                <dc:creator>Bob Jacobsen</dc:creator>
                <dc:date>2013-10-17T00:26:00</dc:date>
              </office:change-info>
            </text:insertion>
          </text:changed-region>
          <text:changed-region xml:id="ct105553320911056" text:id="ct105553320911056">
            <text:deletion>
              <office:change-info>
                <dc:creator>Bob Jacobsen</dc:creator>
                <dc:date>2013-02-15T12:47:00</dc:date>
              </office:change-info>
              <text:p text:style-name="MP1">Technical</text:p>
            </text:deletion>
          </text:changed-region>
          <text:changed-region xml:id="ct105553320911296" text:id="ct105553320911296">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16.627cm" svg:height="6.651cm" draw:transform="skewX (-6.73624118882306E-017) rotate (0.785398163397448)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105553320905056"/><text:change-start text:change-id="ct105553320913216"/> <text:change-end text:change-id="ct105553320913216"/><text:change text:change-id="ct105553320905776"/><text:change-start text:change-id="ct105553320906256"/>Stream Transport<text:change-end text:change-id="ct105553320906256"/> <text:change text:change-id="ct105553320911056"/><text:change-start text:change-id="ct105553320911296"/>Working<text:change-end text:change-id="ct105553320911296"/> Note</text:p>
      </style:header>
      <style:footer>
        <text:tracked-changes>
          <text:changed-region xml:id="ct105553120108752" text:id="ct105553120108752">
            <text:deletion>
              <office:change-info>
                <dc:creator>Alex Shepherd</dc:creator>
                <dc:date>2021-05-01T01:13:12</dc:date>
              </office:change-info>
              <text:p text:style-name="MP4"><text:span text:style-name="Page_20_Number"><text:span text:style-name="MT2">Copyright 201</text:span></text:span></text:p>
            </text:deletion>
          </text:changed-region>
          <text:changed-region xml:id="ct105553320916096" text:id="ct105553320916096">
            <text:deletion>
              <office:change-info>
                <dc:creator>Bob Jacobsen</dc:creator>
                <dc:date>2012-03-27T10:08:00</dc:date>
              </office:change-info>
              <text:p text:style-name="MP4"><text:span text:style-name="Page_20_Number"><text:span text:style-name="MT2">1</text:span></text:span></text:p>
            </text:deletion>
          </text:changed-region>
          <text:changed-region xml:id="ct105553320903136" text:id="ct105553320903136">
            <text:deletion>
              <office:change-info>
                <dc:creator>Alex Shepherd</dc:creator>
                <dc:date>2021-05-01T01:13:12</dc:date>
              </office:change-info>
              <text:p text:style-name="MP4"><text:span text:style-name="Page_20_Number"><text:span text:style-name="MT2">3</text:span></text:span></text:p>
            </text:deletion>
            <text:insertion>
              <office:change-info office:chg-author="Bob Jacobsen" office:chg-date-time="2013-01-27T11:48:00"/>
            </text:insertion>
          </text:changed-region>
          <text:changed-region xml:id="ct105553120114752" text:id="ct105553120114752">
            <text:deletion>
              <office:change-info>
                <dc:creator>Alex Shepherd</dc:creator>
                <dc:date>2021-05-01T01:13:12</dc:date>
              </office:change-info>
              <text:p text:style-name="MP4"><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p>
            </text:deletion>
          </text:changed-region>
          <text:changed-region xml:id="ct105553320916336" text:id="ct105553320916336">
            <text:deletion>
              <office:change-info>
                <dc:creator>Bob Jacobsen</dc:creator>
                <dc:date>2013-02-06T22:27:00</dc:date>
              </office:change-info>
              <text:p text:style-name="MP4"><text:span text:style-name="Page_20_Number"><text:span text:style-name="MT2"><text:date style:data-style-name="N109" text:date-value="2021-05-01T01:13:36.825785790">5/1/2021</text:date></text:span></text:span></text:p>
            </text:deletion>
          </text:changed-region>
          <text:changed-region xml:id="ct105553320917296" text:id="ct105553320917296">
            <text:deletion>
              <office:change-info>
                <dc:creator>Alex Shepherd</dc:creator>
                <dc:date>2021-05-01T01:13:12</dc:date>
              </office:change-info>
              <text:p text:style-name="MP4"><text:span text:style-name="Page_20_Number"><text:span text:style-name="MT2"><text:date style:data-style-name="N75" text:date-value="2021-05-01T01:13:36.826121485">May 1, 2021</text:date></text:span></text:span></text:p>
            </text:deletion>
            <text:insertion>
              <office:change-info office:chg-author="Bob Jacobsen" office:chg-date-time="2013-02-06T22:27:00"/>
            </text:insertion>
          </text:changed-region>
          <text:changed-region xml:id="ct105553320861184" text:id="ct105553320861184">
            <text:insertion>
              <office:change-info>
                <dc:creator>Alex Shepherd</dc:creator>
                <dc:date>2021-05-01T01:13:12</dc:date>
              </office:change-info>
            </text:insertion>
          </text:changed-region>
        </text:tracked-changes>
        <text:p text:style-name="MP4"><text:change text:change-id="ct105553120108752"/><text:change text:change-id="ct105553320916096"/><text:change text:change-id="ct105553320903136"/><text:change text:change-id="ct105553120114752"/><text:change text:change-id="ct105553320916336"/><text:change text:change-id="ct105553320917296"/><text:change-start text:change-id="ct10555332086118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8</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75" text:date-value="2021-05-01T01:13:36.827386314">May 1, 2021</text:date></text:span></text:span><text:change-end text:change-id="ct10555332086118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448)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8"><draw:frame draw:style-name="Mfr1" draw:name="graphics1" text:anchor-type="paragraph" svg:width="7.107cm" svg:height="2.517cm" draw:z-index="8"><draw:image xlink:href="Pictures/10000000000001310000006C617D372BF560F942.png" xlink:type="simple" xlink:show="embed" xlink:actuate="onLoad" draw:mime-type="image/png"/></draw:frame></text:p>
            </table:table-cell>
            <table:table-cell table:style-name="Table1.B1" table:number-columns-spanned="2" office:value-type="string">
              <text:p text:style-name="MP9">OpenLCB <text:change text:change-id="ct105553321272704"/><text:change text:change-id="ct105553321266224"/><text:change text:change-id="ct105553321265744"/><text:change-start text:change-id="ct105553321271504"/><text:span text:style-name="MT7">Technical Note</text:span><text:change-end text:change-id="ct105553321271504"/></text:p>
            </table:table-cell>
            <table:covered-table-cell/>
          </table:table-row>
          <table:table-row table:style-name="Table1.1">
            <table:covered-table-cell/>
            <table:table-cell table:style-name="Table1.B1" table:number-columns-spanned="2" office:value-type="string">
              <text:p text:style-name="MP9"><text:change text:change-id="ct105553320848880"/><text:change-start text:change-id="ct105553321455568"/>Stream Transport<text:change-end text:change-id="ct105553321455568"/></text:p>
            </table:table-cell>
            <table:covered-table-cell/>
          </table:table-row>
          <table:table-row table:style-name="Table1.1">
            <table:covered-table-cell/>
            <table:table-cell table:style-name="Table1.B3" office:value-type="string">
              <text:p text:style-name="MP9"><text:date style:data-style-name="N75" text:date-value="2021-05-01T01:13:36.833161655">May 1, 2021</text:date></text:p>
            </table:table-cell>
            <table:table-cell table:style-name="Table1.B1" office:value-type="string">
              <text:p text:style-name="MP9">Preliminary</text:p>
            </table:table-cell>
          </table:table-row>
        </table:table>
        <text:p text:style-name="Header"/>
      </style:header>
      <style:footer>
        <text:tracked-changes>
          <text:changed-region xml:id="ct105553320863344" text:id="ct105553320863344">
            <text:deletion>
              <office:change-info>
                <dc:creator>Alex Shepherd</dc:creator>
                <dc:date>2021-05-01T01:13:05</dc:date>
              </office:change-info>
              <text:p text:style-name="MP7"><text:span text:style-name="Page_20_Number"><text:span text:style-name="MT2">Copyright 201</text:span></text:span></text:p>
            </text:deletion>
          </text:changed-region>
          <text:changed-region xml:id="ct105553320841200" text:id="ct105553320841200">
            <text:deletion>
              <office:change-info>
                <dc:creator>Bob Jacobsen</dc:creator>
                <dc:date>2012-03-27T10:08:00</dc:date>
              </office:change-info>
              <text:p text:style-name="MP7"><text:span text:style-name="Page_20_Number"><text:span text:style-name="MT2">1</text:span></text:span></text:p>
            </text:deletion>
          </text:changed-region>
          <text:changed-region xml:id="ct105553320838320" text:id="ct105553320838320">
            <text:deletion>
              <office:change-info>
                <dc:creator>Alex Shepherd</dc:creator>
                <dc:date>2021-05-01T01:13:05</dc:date>
              </office:change-info>
              <text:p text:style-name="MP7"><text:span text:style-name="Page_20_Number"><text:span text:style-name="MT2">3</text:span></text:span></text:p>
            </text:deletion>
            <text:insertion>
              <office:change-info office:chg-author="Bob Jacobsen" office:chg-date-time="2013-01-27T11:48:00"/>
            </text:insertion>
          </text:changed-region>
          <text:changed-region xml:id="ct105553320863584" text:id="ct105553320863584">
            <text:deletion>
              <office:change-info>
                <dc:creator>Alex Shepherd</dc:creator>
                <dc:date>2021-05-01T01:13:05</dc:date>
              </office:change-info>
              <text:p text:style-name="MP7"><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8</text:page-count></text:span></text:span><text:span text:style-name="Page_20_Number"><text:span text:style-name="MT6"><text:s/>- </text:span></text:span></text:p>
            </text:deletion>
          </text:changed-region>
          <text:changed-region xml:id="ct105553320844320" text:id="ct105553320844320">
            <text:deletion>
              <office:change-info>
                <dc:creator>Bob Jacobsen</dc:creator>
                <dc:date>2013-02-06T22:27:00</dc:date>
              </office:change-info>
              <text:p text:style-name="MP7"><text:span text:style-name="Page_20_Number"><text:span text:style-name="MT6"><text:date style:data-style-name="N109" text:date-value="2021-05-01T01:13:36.835108562">5/1/2021</text:date></text:span></text:span></text:p>
            </text:deletion>
          </text:changed-region>
          <text:changed-region xml:id="ct105553320846720" text:id="ct105553320846720">
            <text:deletion>
              <office:change-info>
                <dc:creator>Alex Shepherd</dc:creator>
                <dc:date>2021-05-01T01:13:05</dc:date>
              </office:change-info>
              <text:p text:style-name="MP7"><text:span text:style-name="Page_20_Number"><text:span text:style-name="MT6"><text:date style:data-style-name="N75" text:date-value="2021-05-01T01:13:36.835354361">May 1, 2021</text:date></text:span></text:span></text:p>
            </text:deletion>
            <text:insertion>
              <office:change-info office:chg-author="Bob Jacobsen" office:chg-date-time="2013-02-06T22:27:00"/>
            </text:insertion>
          </text:changed-region>
          <text:changed-region xml:id="ct105553320863824" text:id="ct105553320863824">
            <text:deletion>
              <office:change-info>
                <dc:creator>Alex Shepherd</dc:creator>
                <dc:date>2021-05-01T01:13:05</dc:date>
              </office:change-info>
              <text:p text:style-name="MP7"/>
              <text:p text:style-name="MP6"><text:span text:style-name="Page_20_Number"><text:span text:style-name="MT3"/></text:span></text:p>
            </text:deletion>
          </text:changed-region>
          <text:changed-region xml:id="ct105553320864064" text:id="ct105553320864064">
            <text:insertion>
              <office:change-info>
                <dc:creator>Alex Shepherd</dc:creator>
                <dc:date>2021-05-01T01:13:05</dc:date>
              </office:change-info>
            </text:insertion>
          </text:changed-region>
        </text:tracked-changes>
        <text:p text:style-name="MP6"><text:change text:change-id="ct105553320863344"/><text:change text:change-id="ct105553320841200"/><text:change text:change-id="ct105553320838320"/><text:change text:change-id="ct105553320863584"/><text:change text:change-id="ct105553320844320"/><text:change text:change-id="ct105553320846720"/><text:change text:change-id="ct105553320863824"/><text:change-start text:change-id="ct105553320864064"/><text:span text:style-name="Page_20_Number"><text:span text:style-name="MT3">Copyright 2011-</text:span></text:span><text:span text:style-name="Page_20_Number"><text:span text:style-name="MT3"><text:user-defined style:data-style-name="N0" text:name="OLCByear">2016</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8</text:page-count></text:span></text:span><text:span text:style-name="Page_20_Number"><text:span text:style-name="MT4"><text:s/>- </text:span></text:span><text:span text:style-name="Page_20_Number"><text:span text:style-name="MT2"><text:date style:data-style-name="N75" text:date-value="2021-05-01T01:13:36.836707829">May 1, 2021</text:date></text:span></text:span><text:change-end text:change-id="ct105553320864064"/></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105</meta:editing-cycles>
    <meta:editing-duration>P1DT20H19M33S</meta:editing-duration>
    <meta:generator>LibreOffice/7.0.5.2$MacOSX_X86_64 LibreOffice_project/64390860c6cd0aca4beafafcfd84613dd9dfb63a</meta:generator>
    <dc:date>2021-05-01T01:13:36.571611085</dc:date>
    <dc:creator>Alex Shepherd</dc:creator>
    <meta:document-statistic meta:table-count="1" meta:image-count="1" meta:object-count="0" meta:page-count="8" meta:paragraph-count="117" meta:word-count="3337" meta:character-count="19824" meta:non-whitespace-character-count="16545"/>
    <meta:user-defined meta:name="Info 1"/>
    <meta:user-defined meta:name="Info 2"/>
    <meta:user-defined meta:name="Info 3"/>
    <meta:user-defined meta:name="Info 4"/>
  </office:meta>
</office:document-meta>
</file>